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  <style:font-face style:name="Century Gothic Bold" svg:font-family="&quot;Century Gothic Bold&quot;"/>
    <style:font-face style:name="Times New Roman" svg:font-family="&quot;Times New Roman&quot;"/>
    <style:font-face style:name="Segoe UI" svg:font-family="&quot;Segoe UI&quot;"/>
  </office:font-face-decls>
  <office:automatic-styles>
    <style:style style:name="ce1" style:family="table-cell" style:parent-style-name="Default" style:data-style-name="N0">
      <style:text-properties style:font-name="Century Gothic" style:font-name-asian="Century Gothic" style:font-name-complex="Century Gothic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808080" style:font-name="Century Gothic" style:font-name-asian="Century Gothic" style:font-name-complex="Century Gothic" fo:font-size="20pt" style:font-size-asian="20pt" style:font-size-complex="2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Century Gothic" style:font-name-asian="Century Gothic" style:font-name-complex="Century Gothic" style:font-family-generic="roman"/>
    </style:style>
    <style:style style:name="ce4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fo:wrap-option="wrap"/>
      <style:text-properties fo:color="#808080" style:font-name="Century Gothic" style:font-name-asian="Century Gothic" style:font-name-complex="Century Gothic" fo:font-size="20pt" style:font-size-asian="20pt" style:font-size-complex="20pt" style:font-family-generic="roman"/>
    </style:style>
    <style:style style:name="ce7" style:family="table-cell" style:parent-style-name="Default" style:data-style-name="N0">
      <style:table-cell-properties style:vertical-align="middle"/>
      <style:text-properties fo:color="#808080" style:font-name="Century Gothic Bold" style:font-name-asian="Century Gothic Bold" style:font-name-complex="Century Gothic Bold" fo:font-size="20pt" style:font-size-asian="20pt" style:font-size-complex="20pt"/>
    </style:style>
    <style:style style:name="ce8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BFBFBF" fo:border-bottom="thin solid #BFBFBF" fo:border-left="none" fo:border-right="thin solid #BFBFBF"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BFBFBF" fo:border-bottom="none" fo:border-left="none" fo:border-right="none"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203764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thin solid #BFBFBF" fo:border-bottom="none" fo:border-left="none" fo:border-right="thin solid #BFBFBF"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BFBFBF"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Century Gothic" style:font-name-asian="Century Gothic" style:font-name-complex="Century Gothic" fo:font-size="22pt" style:font-size-asian="22pt" style:font-size-complex="2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BFBFBF" style:vertical-align="middle" fo:wrap-option="wrap" fo:background-color="#F2F2F2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="thin solid #BFBFBF" style:vertical-align="middle" fo:wrap-option="wrap" fo:background-color="#EAEEF3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thin solid #BFBFBF" fo:border-bottom="none" fo:border-left="thin solid #BFBFBF" fo:border-right="thin solid #BFBFBF" style:vertical-align="middle" fo:wrap-option="wrap" fo:background-color="#EAEEF3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fo:wrap-option="wrap" fo:background-color="#D9D9D9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="thin solid #BFBFBF" style:vertical-align="middle" fo:wrap-option="wrap" fo:background-color="#D9D9D9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thin solid #BFBFBF" fo:border-bottom="none" fo:border-left="thin solid #BFBFBF" fo:border-right="none" style:vertical-align="middle" fo:wrap-option="wrap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-top="thin solid #BFBFBF" fo:border-bottom="none" fo:border-left="none" fo:border-right="none" style:vertical-align="middle" fo:wrap-option="wrap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fo:border-top="thin solid #BFBFBF" fo:border-bottom="none" fo:border-left="none" fo:border-right="thin solid #BFBFBF" style:vertical-align="middle" fo:wrap-option="wrap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26" style:family="table-cell" style:parent-style-name="Default" style:data-style-name="N0">
      <style:table-cell-properties fo:border-top="thin solid #BFBFBF" fo:border-bottom="none" fo:border-left="none" fo:border-right="none" style:vertical-align="middle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thin solid #BFBFBF" fo:border-bottom="none" fo:border-left="thin solid #BFBFBF" fo:border-right="none" style:vertical-align="middle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28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fo:border-top="thin solid #BFBFBF" fo:border-bottom="thin solid #BFBFBF" fo:border-left="none" fo:border-right="thin solid #BFBFBF" style:vertical-align="middle" fo:wrap-option="wrap" fo:background-color="#D6DCE4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31" style:family="table-cell" style:parent-style-name="Default" style:data-style-name="N36">
      <style:table-cell-properties fo:border-top="thin solid #BFBFBF" fo:border-bottom="thin solid #BFBFBF" fo:border-left="thin solid #BFBFBF" fo:border-right="none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33" style:family="table-cell" style:parent-style-name="Default" style:data-style-name="N36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1pt" style:font-size-asian="11pt" style:font-size-complex="11pt" style:font-family-generic="roman"/>
    </style:style>
    <style:style style:name="ce34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1pt" style:font-size-asian="11pt" style:font-size-complex="11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ext-properties fo:color="#40404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-top="none" fo:border-bottom="none" fo:border-left="thin solid #BFBFBF" fo:border-right="none" style:vertical-align="top" fo:wrap-option="wrap" fo:background-color="#FFFFFF" style:repeat-content="false"/>
      <style:paragraph-properties fo:text-align="end" fo:margin-right="0cm"/>
      <style:text-properties fo:color="#D9D9D9" style:font-name="Century Gothic" style:font-name-asian="Century Gothic" style:font-name-complex="Century Gothic" fo:font-size="36pt" style:font-size-asian="36pt" style:font-size-complex="36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9" style:family="table-cell" style:parent-style-name="Default" style:data-style-name="N0">
      <style:table-cell-properties fo:border-top="thin solid #BFBFBF" fo:border-bottom="thin solid #BFBFBF" fo:border-left="none" fo:border-right="none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0" style:family="table-cell" style:parent-style-name="Default" style:data-style-name="N0">
      <style:table-cell-properties fo:border-top="thin solid #BFBFBF" fo:border-bottom="thin solid #BFBFBF" fo:border-left="none" fo:border-right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1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T1" style:family="text" style:parent-style-name="Default">
      <style:text-properties fo:color="#242424" style:text-line-through-style="none" style:font-name="Segoe UI" style:font-name-asian="Segoe UI" style:font-name-complex="Segoe U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12.779375cm"/>
    </style:style>
    <style:style style:name="co4" style:family="table-column">
      <style:table-column-properties fo:break-before="auto" style:column-width="2.3018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35.1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9.95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copo_do_projeto_do_site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style-name="ce6"/>
          <table:table-cell office:value-type="string" table:style-name="ce17">
            <text:p><text:s/>ESCOPO DO PROJETO DO SITE STARS ROCKETS</text:p>
          </table:table-cell>
          <table:table-cell table:style-name="ce2"/>
          <table:table-cell table:style-name="ce6"/>
          <table:table-cell table:number-columns-repeated="16380" table:style-name="ce7"/>
        </table:table-row>
        <table:table-row table:style-name="ro2">
          <table:table-cell table:style-name="ce12"/>
          <table:table-cell office:value-type="string" table:style-name="ce19">
            <text:p>NOME DA EMPRESA</text:p>
          </table:table-cell>
          <table:table-cell office:value-type="string" table:style-name="ce34">
            <text:p>UpStar Cm</text:p>
          </table:table-cell>
          <table:table-cell table:number-columns-spanned="1" table:number-rows-spanned="4" table:style-name="ce37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8">
            <text:p>VERSÃO</text:p>
          </table:table-cell>
          <table:table-cell office:value-type="string" table:style-name="ce32">
            <text:p>0.1</text:p>
          </table:table-cell>
          <table:covered-table-cell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8">
            <text:p>DATA SUBMETIDA</text:p>
          </table:table-cell>
          <table:table-cell office:value-type="date" office:date-value="2022-11-11T00:00:00" table:style-name="ce33">
            <text:p>11/11/2022</text:p>
          </table:table-cell>
          <table:covered-table-cell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8">
            <text:p>AUTOR</text:p>
          </table:table-cell>
          <table:table-cell office:value-type="string" table:style-name="ce32">
            <text:p>CM</text:p>
          </table:table-cell>
          <table:covered-table-cell/>
          <table:table-cell table:number-columns-repeated="16380" table:style-name="ce13"/>
        </table:table-row>
        <table:table-row table:style-name="ro4">
          <table:table-cell table:style-name="ce12"/>
          <table:table-cell table:number-columns-repeated="2" table:style-name="ce11"/>
          <table:table-cell table:style-name="ce12"/>
          <table:table-cell table:number-columns-repeated="16380" table:style-name="ce16"/>
        </table:table-row>
        <table:table-row table:style-name="ro3">
          <table:table-cell table:style-name="ce12"/>
          <table:table-cell office:value-type="string" table:style-name="ce23">
            <text:p>ORGANIZAÇÃO</text:p>
          </table:table-cell>
          <table:table-cell table:style-name="ce26"/>
          <table:table-cell table:style-name="ce25"/>
          <table:table-cell table:number-columns-repeated="16380" table:style-name="ce16"/>
        </table:table-row>
        <table:table-row table:style-name="ro3">
          <table:table-cell table:style-name="ce12"/>
          <table:table-cell office:value-type="string" table:style-name="ce22">
            <text:p>NOME DO CLIENTE</text:p>
          </table:table-cell>
          <table:table-cell office:value-type="string" table:style-name="ce10">
            <text:p>Diego Ortega Santiago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8">
            <text:p>TELEFONE CLIENTE</text:p>
          </table:table-cell>
          <table:table-cell office:value-type="string" table:style-name="ce10">
            <text:p>(15) 99000-2020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22">
            <text:p>E-MAIL DO CLIENTE</text:p>
          </table:table-cell>
          <table:table-cell office:value-type="string" table:style-name="ce36">
            <text:p>diegosantiago@gmail.com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8">
            <text:p>ENDEREÇO DE E-MAIL DO CLIENTE</text:p>
          </table:table-cell>
          <table:table-cell office:value-type="string" table:style-name="ce35">
            <text:p>Rua:<text:s/><text:span text:style-name="T1">Jayden Summit, 133</text:span></text:p>
          </table:table-cell>
          <table:table-cell table:style-name="ce9"/>
          <table:table-cell table:number-columns-repeated="16380" table:style-name="ce13"/>
        </table:table-row>
        <table:table-row table:style-name="ro5">
          <table:table-cell table:style-name="ce12"/>
          <table:table-cell table:number-columns-repeated="3" table:style-name="ce5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23">
            <text:p>PROJETO</text:p>
          </table:table-cell>
          <table:table-cell table:style-name="ce24"/>
          <table:table-cell table:style-name="ce25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9">
            <text:p>NOME DO PROJETO</text:p>
          </table:table-cell>
          <table:table-cell office:value-type="string" table:style-name="ce10">
            <text:p>Stars Rockets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21">
            <text:p>CLIENTE</text:p>
          </table:table-cell>
          <table:table-cell office:value-type="string" table:style-name="ce8">
            <text:p>Diego Ortega Santiago</text:p>
          </table:table-cell>
          <table:table-cell table:style-name="ce9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8">
            <text:p>MARCA</text:p>
          </table:table-cell>
          <table:table-cell office:value-type="string" table:style-name="ce13">
            <text:p>Rockets</text:p>
          </table:table-cell>
          <table:table-cell table:style-name="ce15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19">
            <text:p>DATA DE INÍCIO 18/10/2022</text:p>
          </table:table-cell>
          <table:table-cell office:value-type="string" table:style-name="ce20">
            <text:p>DATA FINAL 11/11/2022</text:p>
          </table:table-cell>
          <table:table-cell office:value-type="string" table:style-name="ce20">
            <text:p>DURAÇÃO DO PROJETO 17 dias</text:p>
          </table:table-cell>
          <table:table-cell table:number-columns-repeated="16380" table:style-name="ce13"/>
        </table:table-row>
        <table:table-row table:style-name="ro3">
          <table:table-cell table:style-name="ce12"/>
          <table:table-cell table:number-columns-repeated="2" table:style-name="ce31"/>
          <table:table-cell table:style-name="ce4"/>
          <table:table-cell table:number-columns-repeated="16380" table:style-name="ce13"/>
        </table:table-row>
        <table:table-row table:style-name="ro3">
          <table:table-cell table:style-name="ce12"/>
          <table:table-cell office:value-type="string" table:style-name="ce27">
            <text:p>RESUMO <text:s text:c="2"/>O que o projeto trabalha para alcançar?</text:p>
          </table:table-cell>
          <table:table-cell table:style-name="ce26"/>
          <table:table-cell table:style-name="ce25"/>
          <table:table-cell table:number-columns-repeated="16380" table:style-name="ce16"/>
        </table:table-row>
        <table:table-row table:style-name="ro1">
          <table:table-cell table:style-name="ce12"/>
          <table:table-cell office:value-type="string" table:number-columns-spanned="3" table:number-rows-spanned="1" table:style-name="ce41">
            <text:p>O projeto é sobre o público que se interessa em Foguetes Espacias e Astronômia.</text:p>
          </table:table-cell>
          <table:covered-table-cell table:number-columns-repeated="2"/>
          <table:table-cell table:number-columns-repeated="16380" table:style-name="ce16"/>
        </table:table-row>
        <table:table-row table:style-name="ro5">
          <table:table-cell table:style-name="ce12"/>
          <table:table-cell table:number-columns-repeated="2" table:style-name="ce11"/>
          <table:table-cell table:style-name="ce5"/>
          <table:table-cell table:number-columns-repeated="16380" table:style-name="ce16"/>
        </table:table-row>
        <table:table-row table:style-name="ro3">
          <table:table-cell table:style-name="ce12"/>
          <table:table-cell office:value-type="string" table:style-name="ce28">
            <text:p>ESCOPO DO TRABALHO <text:s/>O que o projeto implica? Quais são os métodos de entrega?</text:p>
          </table:table-cell>
          <table:table-cell table:style-name="ce29"/>
          <table:table-cell table:style-name="ce30"/>
          <table:table-cell table:number-columns-repeated="16380" table:style-name="ce16"/>
        </table:table-row>
        <table:table-row table:style-name="ro1">
          <table:table-cell table:style-name="ce12"/>
          <table:table-cell office:value-type="string" table:number-columns-spanned="3" table:number-rows-spanned="1" table:style-name="ce41">
            <text:p>O projeto, leva a ideia de mostrar informações sobre foguetes e a astrônomia, pegando o público que se interessa sobre, querendo buscar mais informações dos foguetes, e se a pessoa se interresar realmente e gostar do conteúdo, fizemos uma loja para adquirir as camisas personalizadas da Stars Rockets..</text:p>
          </table:table-cell>
          <table:covered-table-cell table:number-columns-repeated="2"/>
          <table:table-cell table:number-columns-repeated="16380" table:style-name="ce16"/>
        </table:table-row>
        <table:table-row table:style-name="ro3">
          <table:table-cell table:style-name="ce12"/>
          <table:table-cell table:style-name="ce28"/>
          <table:table-cell table:style-name="ce29"/>
          <table:table-cell table:style-name="ce30"/>
          <table:table-cell table:number-columns-repeated="16380" table:style-name="ce16"/>
        </table:table-row>
        <table:table-row table:number-rows-repeated="1048551" table:style-name="ro6">
          <table:table-cell table:number-columns-repeated="16384"/>
        </table:table-row>
        <table:named-expressions>
          <table:named-range table:name="Print_Area" table:cell-range-address="Escopo_do_projeto_do_site.$B$2:Escopo_do_projeto_do_site.$D$25" table:base-cell-address="Escopo_do_projeto_do_site.$A$1"/>
        </table:named-expressions>
      </table:table>
      <table:named-expressions>
        <table:named-expression table:name="Interval" table:expression="of:=['file:///D:/Windows/ServiceProfiles/NetworkService/AppData/Local/Packages/oice_16_974fa576_32c1d314_e7e/AC/Temp/IC-Sales-Forecast-Template1'#'12-Month_Sales_Forecast'.#REF!]" table:base-cell-address="Escopo_do_projeto_do_site.$A$1"/>
        <table:named-expression table:name="ScheduleStart" table:expression="of:=['file:///D:/Windows/ServiceProfiles/NetworkService/AppData/Local/Packages/oice_16_974fa576_32c1d314_e7e/AC/Temp/IC-Sales-Forecast-Template1'#'12-Month_Sales_Forecast'.#REF!]" table:base-cell-address="Escopo_do_projeto_do_site.$A$1"/>
        <table:named-expression table:name="Type" table:expression="of:=['file:///D:/Windows/ServiceProfiles/NetworkService/AppData/Local/Packages/oice_16_974fa576_32c1d314_e7e/AC/Temp/Disclaimer-Smartsheet-Templates_Solution1-Tab5'#Maintenance_Work_Order.#REF!]" table:base-cell-address="Escopo_do_projeto_do_si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  <style:font-face style:name="Century Gothic Bold" svg:font-family="&quot;Century Gothic Bold&quot;"/>
    <style:font-face style:name="Times New Roman" svg:font-family="&quot;Times New Roman&quot;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Followed_32_Hyperlink" style:display-name="Followed Hyperlink" style:family="table-cell" style:data-style-name="N0">
      <style:table-cell-properties style:vertical-align="automatic" fo:background-color="transparent"/>
      <style:text-properties fo:color="#954F72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954F72" style:text-underline-style="solid" style:text-underline-type="single"/>
    </style:style>
  </office:styles>
  <office:automatic-styles>
    <style:page-layout style:name="pm1">
      <style:page-layout-properties fo:margin-top="0in" fo:margin-bottom="0in" fo:margin-left="0.3in" fo:margin-right="0.3in" style:print-orientation="portrait" style:print-page-order="ttb" style:first-page-number="continue" style:scale-to="77%" style:table-centering="none" style:print="objects charts drawings"/>
      <style:header-style>
        <style:header-footer-properties fo:min-height="0.3in" fo:margin-left="0.3in" fo:margin-right="0.3in" fo:margin-bottom="0in"/>
      </style:header-style>
      <style:footer-style>
        <style:header-footer-properties fo:min-height="0.3in" fo:margin-left="0.3in" fo:margin-right="0.3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03</meta:generator>
    <meta:initial-creator>ragaz</meta:initial-creator>
    <dc:creator>X</dc:creator>
    <meta:creation-date>2016-06-18T21:51:36Z</meta:creation-date>
    <dc:date>2022-11-08T19:15:00Z</dc:date>
    <meta:print-date>2019-05-31T17:44:04Z</meta:print-date>
    <meta:user-defined meta:name="ContentTypeId">0x010100FF36D1FDD332BF42884415CB6CDBD51B</meta:user-defined>
  </office:meta>
</office:document-meta>
</file>